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3.39" calcext:value-type="float">
            <text:p>93,39</text:p>
          </table:table-cell>
          <table:table-cell office:value-type="float" office:value="6.61" calcext:value-type="float">
            <text:p>6,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4.02" calcext:value-type="float">
            <text:p>94,02</text:p>
          </table:table-cell>
          <table:table-cell office:value-type="float" office:value="5.98" calcext:value-type="float">
            <text:p>5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51" calcext:value-type="float">
            <text:p>95,51</text:p>
          </table:table-cell>
          <table:table-cell office:value-type="float" office:value="4.49" calcext:value-type="float">
            <text:p>4,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1" calcext:value-type="float">
            <text:p>96,51</text:p>
          </table:table-cell>
          <table:table-cell office:value-type="float" office:value="3.49" calcext:value-type="float">
            <text:p>3,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56" calcext:value-type="float">
            <text:p>97,56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35" calcext:value-type="float">
            <text:p>95,35</text:p>
          </table:table-cell>
          <table:table-cell office:value-type="float" office:value="4.65" calcext:value-type="float">
            <text:p>4,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2.82" calcext:value-type="float">
            <text:p>92,82</text:p>
          </table:table-cell>
          <table:table-cell office:value-type="float" office:value="7.18" calcext:value-type="float">
            <text:p>7,18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5.673" calcext:value-type="float">
            <text:p>95,673</text:p>
          </table:table-cell>
          <table:table-cell table:formula="of:=AVERAGE([.C2:.C11])" office:value-type="float" office:value="4.327" calcext:value-type="float">
            <text:p>4,327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1:00:23.534735882</meta:creation-date>
    <dc:date>2017-12-24T01:11:01.375364634</dc:date>
    <meta:editing-duration>PT10M39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